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476cm"/>
    </style:style>
    <style:style style:name="P3" style:family="paragraph" style:parent-style-name="Standard">
      <style:paragraph-properties fo:margin-top="0cm" fo:margin-bottom="0cm" style:contextual-spacing="false" style:line-height-at-least="0.476cm"/>
    </style:style>
    <style:style style:name="P4" style:family="paragraph" style:parent-style-name="Standard">
      <style:paragraph-properties style:line-height-at-least="0.476cm"/>
      <style:text-properties style:font-name="Arial" fo:font-size="12pt" style:font-size-asian="12pt" style:font-name-complex="Arial1" style:font-size-complex="9pt"/>
    </style:style>
    <style:style style:name="P5" style:family="paragraph" style:parent-style-name="Standard">
      <style:paragraph-properties fo:margin-top="0cm" fo:margin-bottom="0cm" style:contextual-spacing="false" style:line-height-at-least="0.476cm"/>
      <style:text-properties style:font-name="Arial" fo:font-size="12pt" style:font-name-asian="Times New Roman" style:font-size-asian="12pt" style:language-asian="ru" style:country-asian="RU" style:font-name-complex="Arial1" style:font-size-complex="9pt"/>
    </style:style>
    <style:style style:name="P6" style:family="paragraph" style:parent-style-name="Standard">
      <style:text-properties fo:color="#030303" loext:opacity="100%" style:font-name="Arial" fo:font-size="12pt" fo:language="en" fo:country="US" fo:background-color="#f9f9f9" style:font-size-asian="12pt" style:font-name-complex="Arial1" style:font-size-complex="10pt"/>
    </style:style>
    <style:style style:name="P7" style:family="paragraph" style:parent-style-name="Standard">
      <style:text-properties fo:color="#030303" loext:opacity="100%" style:font-name="Arial" fo:font-size="12pt" fo:language="en" fo:country="US" fo:font-weight="bold" fo:background-color="#f9f9f9" style:font-size-asian="12pt" style:font-weight-asian="bold" style:font-name-complex="Arial1" style:font-size-complex="10pt"/>
    </style:style>
    <style:style style:name="P8" style:family="paragraph" style:parent-style-name="Standard">
      <style:text-properties fo:color="#030303" loext:opacity="100%" style:font-name="Arial" fo:font-size="12pt" fo:background-color="#f9f9f9" style:font-size-asian="12pt" style:font-name-complex="Arial1" style:font-size-complex="10pt"/>
    </style:style>
    <style:style style:name="P9" style:family="paragraph" style:parent-style-name="Standard">
      <style:text-properties fo:color="#030303" loext:opacity="100%" style:font-name="Arial" fo:font-size="12pt" fo:font-weight="bold" fo:background-color="#f9f9f9" style:font-size-asian="12pt" style:font-weight-asian="bold" style:font-name-complex="Arial1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top="0cm" fo:margin-bottom="0.353cm" style:contextual-spacing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color="#030303" loext:opacity="100%" style:font-name="Arial" fo:font-size="12pt" fo:language="en" fo:country="US" fo:font-weight="bold" fo:background-color="#f9f9f9" loext:char-shading-value="0" style:font-size-asian="12pt" style:font-weight-asian="bold" style:font-name-complex="Arial1" style:font-size-complex="10pt"/>
    </style:style>
    <style:style style:name="T4" style:family="text">
      <style:text-properties fo:color="#030303" loext:opacity="100%" style:font-name="Arial" fo:font-size="12pt" fo:language="en" fo:country="US" fo:font-weight="bold" fo:background-color="#f9f9f9" loext:char-shading-value="0" style:font-size-asian="12pt" style:font-weight-asian="bold" style:font-name-complex="Arial1" style:font-size-complex="10pt"/>
    </style:style>
    <style:style style:name="T5" style:family="text">
      <style:text-properties fo:color="#030303" loext:opacity="100%" style:font-name="Arial" fo:font-size="12pt" fo:language="en" fo:country="US" fo:font-weight="bold" fo:background-color="#f9f9f9" loext:char-shading-value="0" style:font-size-asian="12pt" style:font-weight-asian="bold" style:font-name-complex="Arial1" style:font-size-complex="12pt"/>
    </style:style>
    <style:style style:name="T6" style:family="text">
      <style:text-properties fo:color="#030303" loext:opacity="100%" style:font-name="Arial" fo:font-size="12pt" fo:language="en" fo:country="US" fo:font-weight="bold" fo:background-color="#f9f9f9" loext:char-shading-value="0" style:font-size-asian="12pt" style:font-weight-asian="bold" style:font-name-complex="Arial1" style:font-size-complex="12pt"/>
    </style:style>
    <style:style style:name="T7" style:family="text">
      <style:text-properties fo:color="#030303" loext:opacity="100%" style:font-name="Arial" fo:font-size="12pt" fo:language="en" fo:country="US" fo:background-color="#f9f9f9" loext:char-shading-value="0" style:font-size-asian="12pt" style:font-name-complex="Arial1" style:font-size-complex="10pt"/>
    </style:style>
    <style:style style:name="T8" style:family="text">
      <style:text-properties fo:color="#030303" loext:opacity="100%" style:font-name="Arial" fo:font-size="12pt" fo:language="en" fo:country="US" fo:background-color="#f9f9f9" loext:char-shading-value="0" style:font-size-asian="12pt" style:font-name-complex="Arial1" style:font-size-complex="10pt"/>
    </style:style>
    <style:style style:name="T9" style:family="text">
      <style:text-properties fo:color="#030303" loext:opacity="100%" style:font-name="Arial" fo:font-size="12pt" fo:font-weight="bold" fo:background-color="#f9f9f9" loext:char-shading-value="0" style:font-size-asian="12pt" style:font-weight-asian="bold" style:font-name-complex="Arial1" style:font-size-complex="10pt"/>
    </style:style>
    <style:style style:name="T10" style:family="text">
      <style:text-properties fo:color="#030303" loext:opacity="100%" style:font-name="Arial" fo:font-size="12pt" fo:font-weight="bold" fo:background-color="#f9f9f9" loext:char-shading-value="0" style:font-size-asian="12pt" style:font-weight-asian="bold" style:font-name-complex="Arial1" style:font-size-complex="10pt"/>
    </style:style>
    <style:style style:name="T11" style:family="text">
      <style:text-properties fo:color="#030303" loext:opacity="100%" style:font-name="Arial" fo:font-size="12pt" fo:font-weight="bold" fo:background-color="#f9f9f9" loext:char-shading-value="0" style:font-size-asian="12pt" style:font-weight-asian="bold" style:font-name-complex="Arial1" style:font-size-complex="12pt"/>
    </style:style>
    <style:style style:name="T12" style:family="text">
      <style:text-properties fo:color="#030303" loext:opacity="100%" style:font-name="Arial" fo:font-size="12pt" fo:background-color="#f9f9f9" loext:char-shading-value="0" style:font-size-asian="12pt" style:font-name-complex="Arial1" style:font-size-complex="10pt"/>
    </style:style>
    <style:style style:name="T13" style:family="text">
      <style:text-properties fo:color="#030303" loext:opacity="100%" style:font-name="Arial" fo:font-size="12pt" fo:background-color="#f9f9f9" loext:char-shading-value="0" style:font-size-asian="12pt" style:font-name-complex="Arial1" style:font-size-complex="10pt"/>
    </style:style>
    <style:style style:name="T14" style:family="text">
      <style:text-properties fo:color="#030303" loext:opacity="100%" style:font-name="Arial" fo:font-size="14pt" fo:font-weight="bold" fo:background-color="#f9f9f9" loext:char-shading-value="0" style:font-size-asian="14pt" style:font-weight-asian="bold" style:font-name-complex="Arial1" style:font-size-complex="10pt"/>
    </style:style>
    <style:style style:name="T15" style:family="text">
      <style:text-properties fo:color="#030303" loext:opacity="100%" style:font-name="Arial" fo:font-size="14pt" fo:font-weight="bold" fo:background-color="#f9f9f9" loext:char-shading-value="0" style:font-size-asian="14pt" style:font-weight-asian="bold" style:font-name-complex="Arial1" style:font-size-complex="10pt"/>
    </style:style>
    <style:style style:name="T16" style:family="text">
      <style:text-properties fo:color="#030303" loext:opacity="100%" style:font-name="Arial" fo:font-size="14pt" fo:language="en" fo:country="US" fo:font-weight="bold" fo:background-color="#f9f9f9" loext:char-shading-value="0" style:font-size-asian="14pt" style:font-weight-asian="bold" style:font-name-complex="Arial1" style:font-size-complex="10pt"/>
    </style:style>
    <style:style style:name="T17" style:family="text">
      <style:text-properties fo:color="#030303" loext:opacity="100%" style:font-name="Arial" fo:font-size="14pt" fo:language="en" fo:country="US" fo:font-weight="bold" fo:background-color="#f9f9f9" loext:char-shading-value="0" style:font-size-asian="14pt" style:font-weight-asian="bold" style:font-name-complex="Arial1" style:font-size-complex="10pt"/>
    </style:style>
    <style:style style:name="T18" style:family="text">
      <style:text-properties style:font-name="Arial" fo:font-size="12pt" fo:language="en" fo:country="US" fo:background-color="#f9f9f9" loext:char-shading-value="0" style:font-size-asian="12pt" style:font-name-complex="Arial1" style:font-size-complex="10pt"/>
    </style:style>
    <style:style style:name="T19" style:family="text">
      <style:text-properties style:font-name="Arial" fo:font-size="12pt" fo:language="en" fo:country="US" style:font-size-asian="12pt" style:font-name-complex="Arial1" style:font-size-complex="9pt"/>
    </style:style>
    <style:style style:name="T20" style:family="text">
      <style:text-properties style:font-name="Arial" fo:font-size="12pt" fo:language="en" fo:country="US" style:font-name-asian="Times New Roman" style:font-size-asian="12pt" style:language-asian="ru" style:country-asian="RU" style:font-name-complex="Arial1" style:font-size-complex="9pt"/>
    </style:style>
    <style:style style:name="T21" style:family="text">
      <style:text-properties style:font-name="Arial" fo:font-size="12pt" style:font-size-asian="12pt" style:font-name-complex="Arial1" style:font-size-complex="9pt"/>
    </style:style>
    <style:style style:name="T22" style:family="text">
      <style:text-properties style:font-name="Arial" fo:font-size="12pt" style:font-name-asian="Times New Roman" style:font-size-asian="12pt" style:language-asian="ru" style:country-asian="RU" style:font-name-complex="Arial1" style:font-size-complex="9pt"/>
    </style:style>
    <style:style style:name="T23" style:family="text">
      <style:text-properties fo:font-size="14pt" fo:language="en" fo:country="US" style:font-size-asian="14pt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fo:font-size="12pt" fo:language="en" fo:country="US" style:font-size-asian="12pt"/>
    </style:style>
    <style:style style:name="T26" style:family="text">
      <style:text-properties fo:font-size="22pt" fo:font-weight="bold" style:font-size-asian="2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окументация </text:span><text:span text:style-name="T2">Google Map API</text:span><text:span text:style-name="T1"/></text:p>
      <text:p text:style-name="Standard"><text:span text:style-name="T3">Метод POST</text:span><text:span text:style-name="T3"/></text:p>
      <text:p text:style-name="Standard"><text:span text:style-name="style-scope"><text:span text:style-name="T9">Запрос</text:span></text:span><text:span text:style-name="style-scope"><text:span text:style-name="T3">:</text:span></text:span><text:span text:style-name="T3"/></text:p>
      <text:p text:style-name="Standard"><text:span text:style-name="style-scope"><text:span text:style-name="T7">Base URL: </text:span></text:span><text:a xlink:type="simple" xlink:href="https://www.youtube.com/redirect?event=video_description&amp;redir_token=QUFFLUhqbUJkTUR2X2dqam5sLVpjOWc0VktHVUZCLXBKZ3xBQ3Jtc0tsOVJvNE1uSHpYYUdSOXo3bUs5NE9YeWx2UjFISHFubjZqWGtVa0dFOTJpOHdVMV82VGJQSzlwOFp3NVVrT0JPYWdGZ2dFMjlWRlZmV0VBYm5sVk03a2FLTVZOYk1yWDNUV3R1R3cyNUhfd1lzUHBlQQ&amp;q=https%3A%2F%2Frahulshettyacademy.com" office:target-frame-name="_blank" xlink:show="new" text:style-name="Internet_20_link" text:visited-style-name="Visited_20_Internet_20_Link"><text:span text:style-name="Internet_20_link"><text:span text:style-name="T18">https://rahulshettyacademy.com</text:span></text:span></text:a><text:span text:style-name="T23"/></text:p>
      <text:p text:style-name="Standard"><text:span text:style-name="T7">Resource: /maps/api/place/add/json</text:span><text:span text:style-name="T7"/></text:p>
      <text:p text:style-name="Standard"><text:span text:style-name="T12">Параметр для всех запросов: key =qaclick123</text:span><text:span text:style-name="T12"/></text:p>
      <text:p text:style-name="Standard"><text:span text:style-name="T3">Body:</text:span><text:span text:style-name="T3"/></text:p>
      <text:p text:style-name="P2"><text:span text:style-name="T19">{ </text:span><text:span text:style-name="T19"/></text:p>
      <text:p text:style-name="P2"><text:span text:style-name="T19">"location": { </text:span><text:span text:style-name="T19"/></text:p>
      <text:p text:style-name="P2"><text:span text:style-name="T19">"lat": -38.383494, </text:span><text:span text:style-name="T19"/></text:p>
      <text:p text:style-name="P2"><text:span text:style-name="T19">"lng": 33.427362 </text:span><text:span text:style-name="T19"/></text:p>
      <text:p text:style-name="P2"><text:span text:style-name="T19">}, "accuracy": 50, </text:span><text:span text:style-name="T19"/></text:p>
      <text:p text:style-name="P2"><text:span text:style-name="T19">"name": "Frontline house", </text:span><text:span text:style-name="T19"/></text:p>
      <text:p text:style-name="P2"><text:span text:style-name="T19">"phone_number": "(+91) 983 893 3937", </text:span><text:span text:style-name="T19"/></text:p>
      <text:p text:style-name="P2"><text:span text:style-name="T19">"address": "29, side layout, cohen 09", </text:span><text:span text:style-name="T19"/></text:p>
      <text:p text:style-name="P2"><text:span text:style-name="T19">"types": [</text:span><text:span text:style-name="T19"/></text:p>
      <text:p text:style-name="P2"><text:span text:style-name="T19"> "shoe park", </text:span><text:span text:style-name="T19"/></text:p>
      <text:p text:style-name="P2"><text:span text:style-name="T19">"shop"</text:span><text:span text:style-name="T19"/></text:p>
      <text:p text:style-name="P2"><text:span text:style-name="T19"> ],</text:span><text:span text:style-name="T19"/></text:p>
      <text:p text:style-name="P2"><text:span text:style-name="T19"> "website": "http://google.com", </text:span><text:span text:style-name="T19"/></text:p>
      <text:p text:style-name="P2"><text:span text:style-name="T19">"language": "French-IN"</text:span><text:span text:style-name="T19"/></text:p>
      <text:p text:style-name="P2"><text:span text:style-name="T19"> </text:span><text:span text:style-name="T21">}</text:span><text:span text:style-name="T21"/></text:p>
      <text:p text:style-name="P4"/>
      <text:p text:style-name="Standard"><text:span text:style-name="style-scope"><text:span text:style-name="T9"><text:s/>Ответ:</text:span></text:span><text:span text:style-name="T9"/></text:p>
      <text:p text:style-name="Standard"><text:span text:style-name="style-scope"><text:span text:style-name="T9">Статус: 200. Запрос прошел успешно</text:span></text:span><text:span text:style-name="T9"/></text:p>
      <text:p text:style-name="P3"><text:span text:style-name="T22">{</text:span><text:span text:style-name="T22"/></text:p>
      <text:p text:style-name="P3"><text:span text:style-name="T20">    "status": "OK",</text:span><text:span text:style-name="T20"/></text:p>
      <text:p text:style-name="P3"><text:span text:style-name="T20">    "place_id": "dea036e58d6773b3f8bfb256249a1593",</text:span><text:span text:style-name="T20"/></text:p>
      <text:p text:style-name="P3"><text:span text:style-name="T20">    "scope": "APP",</text:span><text:span text:style-name="T20"/></text:p>
      <text:p text:style-name="P3"><text:span text:style-name="T20">    "reference": "1f71a23b1374071eecbb70eed1054cf91f71a23b1374071eecbb70eed1054cf9",</text:span><text:span text:style-name="T20"/></text:p>
      <text:p text:style-name="P3"><text:span text:style-name="T20">    "id": "1f71a23b1374071eecbb70eed1054cf9"</text:span><text:span text:style-name="T20"/></text:p>
      <text:p text:style-name="P3"><text:span text:style-name="T20">}</text:span><text:span text:style-name="T20"/></text:p>
      <text:p text:style-name="P6"><text:span text:style-name="style-scope"><text:span text:style-name="T7"/></text:span></text:p>
      <text:p text:style-name="P6"><text:span text:style-name="style-scope"><text:span text:style-name="T7"/></text:span></text:p>
      <text:p text:style-name="P6"><text:soft-page-break/><text:span text:style-name="style-scope"><text:span text:style-name="T7"/></text:span></text:p>
      <text:p text:style-name="P6"><text:span text:style-name="style-scope"><text:span text:style-name="T7"/></text:span></text:p>
      <text:p text:style-name="Standard"><text:span text:style-name="style-scope"><text:span text:style-name="T14">Метод</text:span></text:span><text:span text:style-name="style-scope"><text:span text:style-name="T16"> GET</text:span></text:span><text:span text:style-name="T16"/></text:p>
      <text:p text:style-name="Standard"><text:span text:style-name="style-scope"><text:span text:style-name="T7">Base URL: </text:span></text:span><text:a xlink:type="simple" xlink:href="https://www.youtube.com/redirect?event=video_description&amp;redir_token=QUFFLUhqbUJkTUR2X2dqam5sLVpjOWc0VktHVUZCLXBKZ3xBQ3Jtc0tsOVJvNE1uSHpYYUdSOXo3bUs5NE9YeWx2UjFISHFubjZqWGtVa0dFOTJpOHdVMV82VGJQSzlwOFp3NVVrT0JPYWdGZ2dFMjlWRlZmV0VBYm5sVk03a2FLTVZOYk1yWDNUV3R1R3cyNUhfd1lzUHBlQQ&amp;q=https%3A%2F%2Frahulshettyacademy.com" office:target-frame-name="_blank" xlink:show="new" text:style-name="Internet_20_link" text:visited-style-name="Visited_20_Internet_20_Link"><text:span text:style-name="Internet_20_link"><text:span text:style-name="T18">https://rahulshettyacademy.com</text:span></text:span></text:a><text:span text:style-name="T23"/></text:p>
      <text:p text:style-name="Standard"><text:span text:style-name="style-scope"><text:span text:style-name="T7">Resource: /maps/api/place/get/json</text:span></text:span><text:span text:style-name="T7"/></text:p>
      <text:p text:style-name="Standard"><text:span text:style-name="T12">Параметр для запросов: key =qaclick123, place_</text:span><text:span text:style-name="T7">id</text:span><text:span text:style-name="T12"/></text:p>
      <text:p text:style-name="P8"/>
      <text:p text:style-name="Standard"><text:span text:style-name="style-scope"><text:span text:style-name="T9">Ответ:</text:span></text:span><text:span text:style-name="T9"/></text:p>
      <text:p text:style-name="Standard"><text:span text:style-name="style-scope"><text:span text:style-name="T9">Статус: 200. Запрос прошел успешно</text:span></text:span><text:span text:style-name="T9"/></text:p>
      <text:p text:style-name="P10"><text:span text:style-name="T22">{</text:span><text:span text:style-name="T22"/></text:p>
      <text:p text:style-name="P10"><text:span text:style-name="T22">    </text:span><text:span text:style-name="T20">"location": {</text:span><text:span text:style-name="T20"/></text:p>
      <text:p text:style-name="P10"><text:span text:style-name="T20">        "latitude": "-38.383494",</text:span><text:span text:style-name="T20"/></text:p>
      <text:p text:style-name="P10"><text:span text:style-name="T20">        "longitude": "33.427362"</text:span><text:span text:style-name="T20"/></text:p>
      <text:p text:style-name="P10"><text:span text:style-name="T20">    },</text:span><text:span text:style-name="T20"/></text:p>
      <text:p text:style-name="P10"><text:span text:style-name="T20">    "accuracy": "50",</text:span><text:span text:style-name="T20"/></text:p>
      <text:p text:style-name="P10"><text:span text:style-name="T20">    "name": "Frontline house",</text:span><text:span text:style-name="T20"/></text:p>
      <text:p text:style-name="P10"><text:span text:style-name="T20">    "phone_number": "(+91) 983 893 3937",</text:span><text:span text:style-name="T20"/></text:p>
      <text:p text:style-name="P10"><text:span text:style-name="T20">    "address": "29, side layout, cohen 09",</text:span><text:span text:style-name="T20"/></text:p>
      <text:p text:style-name="P10"><text:span text:style-name="T20">    "types": "shoe park,shop",</text:span><text:span text:style-name="T20"/></text:p>
      <text:p text:style-name="P10"><text:span text:style-name="T20">    "website": "http://google.com",</text:span><text:span text:style-name="T20"/></text:p>
      <text:p text:style-name="P10"><text:span text:style-name="T20">    "language": "French-IN"</text:span><text:span text:style-name="T20"/></text:p>
      <text:p text:style-name="P10"><text:span text:style-name="T22">}</text:span><text:span text:style-name="T22"/></text:p>
      <text:p text:style-name="P9"><text:span text:style-name="style-scope"><text:span text:style-name="T9"/></text:span></text:p>
      <text:p text:style-name="Standard"><text:span text:style-name="style-scope"><text:span text:style-name="T9">Статус: 404. Ошибка, локация с таким </text:span></text:span><text:span text:style-name="style-scope"><text:span text:style-name="T3">place</text:span></text:span><text:span text:style-name="style-scope"><text:span text:style-name="T9">_</text:span></text:span><text:span text:style-name="style-scope"><text:span text:style-name="T3">id</text:span></text:span><text:span text:style-name="style-scope"><text:span text:style-name="T9"> отсутствует</text:span></text:span><text:span text:style-name="T9"/></text:p>
      <text:p text:style-name="P3"><text:span text:style-name="T20">{</text:span><text:span text:style-name="T20"/></text:p>
      <text:p text:style-name="P3"><text:span text:style-name="T20">    "msg": "Get operation failed, looks like place_id  doesn't exists"</text:span><text:span text:style-name="T20"/></text:p>
      <text:p text:style-name="P3"><text:span text:style-name="T22">}</text:span><text:span text:style-name="T22"/></text:p>
      <text:p text:style-name="P9"><text:span text:style-name="style-scope"><text:span text:style-name="T9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Standard"><text:span text:style-name="style-scope"><text:span text:style-name="T14">Метод</text:span></text:span><text:span text:style-name="style-scope"><text:span text:style-name="T16"> PUT</text:span></text:span><text:span text:style-name="T14"/></text:p>
      <text:p text:style-name="Standard"><text:span text:style-name="style-scope"><text:span text:style-name="T11">Запрос</text:span></text:span><text:span text:style-name="style-scope"><text:span text:style-name="T5">:</text:span></text:span><text:span text:style-name="T5"/></text:p>
      <text:p text:style-name="Standard"><text:span text:style-name="style-scope"><text:span text:style-name="T7">Base URL: </text:span></text:span><text:a xlink:type="simple" xlink:href="https://www.youtube.com/redirect?event=video_description&amp;redir_token=QUFFLUhqbUJkTUR2X2dqam5sLVpjOWc0VktHVUZCLXBKZ3xBQ3Jtc0tsOVJvNE1uSHpYYUdSOXo3bUs5NE9YeWx2UjFISHFubjZqWGtVa0dFOTJpOHdVMV82VGJQSzlwOFp3NVVrT0JPYWdGZ2dFMjlWRlZmV0VBYm5sVk03a2FLTVZOYk1yWDNUV3R1R3cyNUhfd1lzUHBlQQ&amp;q=https%3A%2F%2Frahulshettyacademy.com" office:target-frame-name="_blank" xlink:show="new" text:style-name="Internet_20_link" text:visited-style-name="Visited_20_Internet_20_Link"><text:span text:style-name="Internet_20_link"><text:span text:style-name="T18">https://rahulshettyacademy.com</text:span></text:span></text:a><text:span text:style-name="T23"/></text:p>
      <text:p text:style-name="Standard"><text:span text:style-name="style-scope"><text:span text:style-name="T7">Resource: /maps/api/place/update/json</text:span></text:span><text:span text:style-name="T7"/></text:p>
      <text:p text:style-name="Standard"><text:span text:style-name="T12">Параметр для запросов: key =qaclick123</text:span><text:span text:style-name="T12"/></text:p>
      <text:p text:style-name="Standard"><text:span text:style-name="T3">Body</text:span><text:span text:style-name="T9">:</text:span><text:span text:style-name="T9"/></text:p>
      <text:p text:style-name="P3"><text:span text:style-name="T20">{ </text:span><text:span text:style-name="T20"/></text:p>
      <text:p text:style-name="P3"><text:span text:style-name="T20">"place_id":"c104d917f4b60e2c9a5feda6c9cbf279",</text:span><text:span text:style-name="T20"/></text:p>
      <text:p text:style-name="P3"><text:span text:style-name="T20"> "address":"100 Lenina street, RU", </text:span><text:span text:style-name="T20"/></text:p>
      <text:p text:style-name="P3"><text:span text:style-name="T20">"key":"qaclick123" </text:span><text:span text:style-name="T20"/></text:p>
      <text:p text:style-name="P3"><text:span text:style-name="T22">}</text:span><text:span text:style-name="T22"/></text:p>
      <text:p text:style-name="P8"/>
      <text:p text:style-name="Standard"><text:span text:style-name="style-scope"><text:span text:style-name="T9">Ответ:</text:span></text:span><text:span text:style-name="T9"/></text:p>
      <text:p text:style-name="Standard"><text:span text:style-name="style-scope"><text:span text:style-name="T9">Статус: 200. Запрос прошел успешно</text:span></text:span><text:span text:style-name="T9"/></text:p>
      <text:p text:style-name="P3"><text:span text:style-name="T22">{</text:span><text:span text:style-name="T22"/></text:p>
      <text:p text:style-name="P3"><text:span text:style-name="T22">    </text:span><text:span text:style-name="T20">"msg": "Address successfully updated"</text:span><text:span text:style-name="T20"/></text:p>
      <text:p text:style-name="P3"><text:span text:style-name="T20">}</text:span><text:span text:style-name="T20"/></text:p>
      <text:p text:style-name="P7"><text:span text:style-name="style-scope"><text:span text:style-name="T3"/></text:span></text:p>
      <text:p text:style-name="Standard"><text:span text:style-name="style-scope"><text:span text:style-name="T9">Статус</text:span></text:span><text:span text:style-name="style-scope"><text:span text:style-name="T3">: 404. </text:span></text:span><text:span text:style-name="style-scope"><text:span text:style-name="T9">Ошибка, локация с таким </text:span></text:span><text:span text:style-name="style-scope"><text:span text:style-name="T3">place</text:span></text:span><text:span text:style-name="style-scope"><text:span text:style-name="T9">_</text:span></text:span><text:span text:style-name="style-scope"><text:span text:style-name="T3">id</text:span></text:span><text:span text:style-name="style-scope"><text:span text:style-name="T9"> отсутствует</text:span></text:span><text:span text:style-name="T9"/></text:p>
      <text:p text:style-name="P3"><text:span text:style-name="T20">{</text:span><text:span text:style-name="T20"/></text:p>
      <text:p text:style-name="P3"><text:span text:style-name="T20">    "msg": "Update address operation failed, looks like the data doesn't exists"</text:span><text:span text:style-name="T20"/></text:p>
      <text:p text:style-name="P3"><text:span text:style-name="T20">}</text:span><text:span text:style-name="T20"/></text:p>
      <text:p text:style-name="P7"><text:span text:style-name="style-scope"><text:span text:style-name="T3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Standard"><text:span text:style-name="style-scope"><text:span text:style-name="T16"><text:s/></text:span></text:span><text:span text:style-name="T16"/></text:p>
      <text:p text:style-name="Standard"><text:span text:style-name="style-scope"><text:span text:style-name="T14">Метод</text:span></text:span><text:span text:style-name="style-scope"><text:span text:style-name="T16"> DELETE</text:span></text:span><text:span text:style-name="T16"/></text:p>
      <text:p text:style-name="Standard"><text:span text:style-name="style-scope"><text:span text:style-name="T11">Запрос</text:span></text:span><text:span text:style-name="style-scope"><text:span text:style-name="T5">:</text:span></text:span><text:span text:style-name="T5"/></text:p>
      <text:p text:style-name="Standard"><text:span text:style-name="style-scope"><text:span text:style-name="T7">Base URL: </text:span></text:span><text:a xlink:type="simple" xlink:href="https://www.youtube.com/redirect?event=video_description&amp;redir_token=QUFFLUhqbUJkTUR2X2dqam5sLVpjOWc0VktHVUZCLXBKZ3xBQ3Jtc0tsOVJvNE1uSHpYYUdSOXo3bUs5NE9YeWx2UjFISHFubjZqWGtVa0dFOTJpOHdVMV82VGJQSzlwOFp3NVVrT0JPYWdGZ2dFMjlWRlZmV0VBYm5sVk03a2FLTVZOYk1yWDNUV3R1R3cyNUhfd1lzUHBlQQ&amp;q=https%3A%2F%2Frahulshettyacademy.com" office:target-frame-name="_blank" xlink:show="new" text:style-name="Internet_20_link" text:visited-style-name="Visited_20_Internet_20_Link"><text:span text:style-name="Internet_20_link"><text:span text:style-name="T18">https://rahulshettyacademy.com</text:span></text:span></text:a><text:span text:style-name="T23"/></text:p>
      <text:p text:style-name="Standard"><text:span text:style-name="style-scope"><text:span text:style-name="T7">Resource: </text:span></text:span><text:span text:style-name="style-scope"><text:span text:style-name="T24">/maps/api/place/delete/json</text:span></text:span><text:span text:style-name="T24"/></text:p>
      <text:p text:style-name="Standard"><text:span text:style-name="T12">Параметр для запросов: key =qaclick123</text:span><text:span text:style-name="T16"/></text:p>
      <text:p text:style-name="Standard"><text:span text:style-name="T7">Body:</text:span><text:span text:style-name="T7"/></text:p>
      <text:p text:style-name="Standard"><text:span text:style-name="T7">{ </text:span><text:span text:style-name="T7"/></text:p>
      <text:p text:style-name="P11"><text:span text:style-name="T7">"place_id":"928b51f64aed18713b0d164d9be8d67f" </text:span><text:span text:style-name="T7"/></text:p>
      <text:p text:style-name="Standard"><text:span text:style-name="T7">}</text:span><text:span text:style-name="T7"/></text:p>
      <text:p text:style-name="P6"/>
      <text:p text:style-name="Standard"><text:span text:style-name="style-scope"><text:span text:style-name="T9">Ответ</text:span></text:span><text:span text:style-name="style-scope"><text:span text:style-name="T3">:</text:span></text:span><text:span text:style-name="T3"/></text:p>
      <text:p text:style-name="Standard"><text:span text:style-name="style-scope"><text:span text:style-name="T9">Статус: 200. Запрос прошел успешно</text:span></text:span><text:span text:style-name="T9"/></text:p>
      <text:p text:style-name="P3"><text:span text:style-name="T22">{</text:span><text:span text:style-name="T22"/></text:p>
      <text:p text:style-name="P3"><text:span text:style-name="T20">    </text:span><text:span text:style-name="T22">"</text:span><text:span text:style-name="T20">status</text:span><text:span text:style-name="T22">":</text:span><text:span text:style-name="T20"> </text:span><text:span text:style-name="T22">"</text:span><text:span text:style-name="T20">OK</text:span><text:span text:style-name="T22">"</text:span><text:span text:style-name="T22"/></text:p>
      <text:p text:style-name="P3"><text:bookmark-start text:name="_GoBack"/><text:span text:style-name="T22">}</text:span><text:bookmark-end text:name="_GoBack"/><text:span text:style-name="T22"/></text:p>
      <text:p text:style-name="P5"/>
      <text:p text:style-name="Standard"><text:span text:style-name="style-scope"><text:span text:style-name="T9">Статус: 404. Ошибка, локация с таким </text:span></text:span><text:span text:style-name="style-scope"><text:span text:style-name="T3">place</text:span></text:span><text:span text:style-name="style-scope"><text:span text:style-name="T9">_</text:span></text:span><text:span text:style-name="style-scope"><text:span text:style-name="T3">id</text:span></text:span><text:span text:style-name="style-scope"><text:span text:style-name="T9"> отсутствует</text:span></text:span><text:span text:style-name="T9"/></text:p>
      <text:p text:style-name="P3"><text:span text:style-name="T20">{</text:span><text:span text:style-name="T20"/></text:p>
      <text:p text:style-name="P3"><text:span text:style-name="T20">    "msg": "Delete operation failed, looks like the data doesn't exists"</text:span><text:span text:style-name="T20"/></text:p>
      <text:p text:style-name="P3"><text:span text:style-name="T22">}</text:span><text:span text:style-name="T22"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style-scop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cm" fo:margin-left="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30T14:04:00</meta:creation-date>
    <meta:initial-creator>Acer</meta:initial-creator>
    <dc:language>ru-RU</dc:language>
    <meta:print-date>2022-01-08T09:04:00</meta:print-date>
    <dc:date>2023-03-24T14:58:46</dc:date>
    <meta:editing-cycles>7</meta:editing-cycles>
    <meta:editing-duration>PT7H29M</meta:editing-duration>
    <meta:generator>LibreOffice/7.5.1.2$Windows_X86_64 LibreOffice_project/fcbaee479e84c6cd81291587d2ee68cba099e129</meta:generator>
    <meta:document-statistic meta:table-count="0" meta:image-count="0" meta:object-count="0" meta:page-count="4" meta:paragraph-count="93" meta:word-count="244" meta:character-count="2152" meta:non-whitespace-character-count="1885"/>
    <meta:user-defined meta:name="AppVersion">15.0000</meta:user-defined>
    <meta:template xlink:type="simple" xlink:actuate="onRequest" xlink:title="Normal.dotm" xlink:href=""/>
  </office:meta>
</office:document-meta>
</file>